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2.642cm" svg:height="12.012cm" svg:x="6.874cm" svg:y="0.1cm">
            <draw:object draw:notify-on-update-of-ranges="Sheet1.A1:Sheet1.A1 Sheet1.A2:Sheet1.A21 Sheet1.B1:Sheet1.B1 Sheet1.B2:Sheet1.B21 Sheet1.C1:Sheet1.C1 Sheet1.C2:Sheet1.C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RAID01</text:p>
          </table:table-cell>
          <table:table-cell office:value-type="string" calcext:value-type="string">
            <text:p>SS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1504" calcext:value-type="float">
            <text:p>15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000" calcext:value-type="float">
            <text:p>6000</text:p>
          </table:table-cell>
          <table:table-cell office:value-type="float" office:value="4512" calcext:value-type="float">
            <text:p>451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00" calcext:value-type="float">
            <text:p>8000</text:p>
          </table:table-cell>
          <table:table-cell office:value-type="float" office:value="6016" calcext:value-type="float">
            <text:p>601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7552" calcext:value-type="float">
            <text:p>755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2000" calcext:value-type="float">
            <text:p>12000</text:p>
          </table:table-cell>
          <table:table-cell office:value-type="float" office:value="9088" calcext:value-type="float">
            <text:p>908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000" calcext:value-type="float">
            <text:p>14000</text:p>
          </table:table-cell>
          <table:table-cell office:value-type="float" office:value="10368" calcext:value-type="float">
            <text:p>1036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6000" calcext:value-type="float">
            <text:p>16000</text:p>
          </table:table-cell>
          <table:table-cell office:value-type="float" office:value="11776" calcext:value-type="float">
            <text:p>1177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8000" calcext:value-type="float">
            <text:p>18000</text:p>
          </table:table-cell>
          <table:table-cell office:value-type="float" office:value="13248" calcext:value-type="float">
            <text:p>1324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4880" calcext:value-type="float">
            <text:p>1488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2000" calcext:value-type="float">
            <text:p>22000</text:p>
          </table:table-cell>
          <table:table-cell office:value-type="float" office:value="16544" calcext:value-type="float">
            <text:p>1654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4000" calcext:value-type="float">
            <text:p>24000</text:p>
          </table:table-cell>
          <table:table-cell office:value-type="float" office:value="18272" calcext:value-type="float">
            <text:p>1827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6000" calcext:value-type="float">
            <text:p>26000</text:p>
          </table:table-cell>
          <table:table-cell office:value-type="float" office:value="20224" calcext:value-type="float">
            <text:p>2022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8000" calcext:value-type="float">
            <text:p>28000</text:p>
          </table:table-cell>
          <table:table-cell office:value-type="float" office:value="21952" calcext:value-type="float">
            <text:p>2195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0000" calcext:value-type="float">
            <text:p>30000</text:p>
          </table:table-cell>
          <table:table-cell office:value-type="float" office:value="23744" calcext:value-type="float">
            <text:p>2374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2000" calcext:value-type="float">
            <text:p>32000</text:p>
          </table:table-cell>
          <table:table-cell office:value-type="float" office:value="24864" calcext:value-type="float">
            <text:p>2486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4000" calcext:value-type="float">
            <text:p>34000</text:p>
          </table:table-cell>
          <table:table-cell office:value-type="float" office:value="25936" calcext:value-type="float">
            <text:p>2593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6000" calcext:value-type="float">
            <text:p>36000</text:p>
          </table:table-cell>
          <table:table-cell office:value-type="float" office:value="26888" calcext:value-type="float">
            <text:p>2688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8000" calcext:value-type="float">
            <text:p>38000</text:p>
          </table:table-cell>
          <table:table-cell office:value-type="float" office:value="28160" calcext:value-type="float">
            <text:p>2816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9248" calcext:value-type="float">
            <text:p>292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00:06:38.203998126</meta:creation-date>
    <dc:date>2014-11-25T00:11:34.732615597</dc:date>
    <meta:editing-duration>PT4M56S</meta:editing-duration>
    <meta:editing-cycles>1</meta:editing-cycles>
    <meta:document-statistic meta:table-count="1" meta:cell-count="62" meta:object-count="1"/>
    <meta:generator>LibreOffice/4.3.4.1$Linux_X86_64 LibreOffice_project/43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643cm" svg:height="12.013cm" xlink:href=".." xlink:type="simple" chart:class="chart:bar" chart:style-name="ch1">
        <chart:title svg:x="9.65cm" svg:y="0.376cm" chart:style-name="ch2">
          <text:p>RAID01 vs SSD</text:p>
        </chart:title>
        <chart:subtitle svg:x="9.61cm" svg:y="1.421cm" chart:style-name="ch3">
          <text:p>Read Performance</text:p>
        </chart:subtitle>
        <chart:legend chart:legend-position="end" svg:x="20.697cm" svg:y="5.458cm" style:legend-expansion="high" chart:style-name="ch4"/>
        <chart:plot-area chart:style-name="ch5" table:cell-range-address="Sheet1.A1:Sheet1.C21" chart:data-source-has-labels="both" svg:x="1.463cm" svg:y="2.37cm" svg:width="18.782cm" svg:height="8.422cm">
          <chartooo:coordinate-region svg:x="2.64cm" svg:y="2.569cm" svg:width="17.605cm" svg:height="7.576cm"/>
          <chart:axis chart:dimension="x" chart:name="primary-x" chart:style-name="ch6" chartooo:axis-type="auto">
            <chartooo:date-scale/>
            <chart:title svg:x="9.196cm" svg:y="11.032cm" chart:style-name="ch7">
              <text:p>No. of Random Reads</text:p>
            </chart:title>
            <chart:categories table:cell-range-address="Sheet1.A2:Sheet1.A21"/>
          </chart:axis>
          <chart:axis chart:dimension="y" chart:name="primary-y" chart:style-name="ch8">
            <chart:title svg:x="0.451cm" svg:y="7.802cm" chart:style-name="ch9">
              <text:p>Time taken in us</text:p>
            </chart:title>
            <chart:grid chart:style-name="ch10" chart:class="major"/>
          </chart:axis>
          <chart:series chart:style-name="ch11" chart:values-cell-range-address="Sheet1.B2:Sheet1.B21" chart:label-cell-address="Sheet1.B1:Sheet1.B1" chart:class="chart:bar">
            <chart:data-point chart:repeated="20"/>
          </chart:series>
          <chart:series chart:style-name="ch12" chart:values-cell-range-address="Sheet1.C2:Sheet1.C21" chart:label-cell-address="Sheet1.C1:Sheet1.C1" chart:class="chart:ba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ID01</text:p>
                <draw:g>
                  <svg:desc>Sheet1.B1:Sheet1.B1</svg:desc>
                </draw:g>
              </table:table-cell>
              <table:table-cell office:value-type="string">
                <text:p>SS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2:Sheet1.A21</svg:desc>
                </draw:g>
              </table:table-cell>
              <table:table-cell office:value-type="float" office:value="2000">
                <text:p>2000</text:p>
                <draw:g>
                  <svg:desc>Sheet1.B2:Sheet1.B21</svg:desc>
                </draw:g>
              </table:table-cell>
              <table:table-cell office:value-type="float" office:value="1504">
                <text:p>1504</text:p>
                <draw:g>
                  <svg:desc>Sheet1.C2:Sheet1.C2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000">
                <text:p>400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000">
                <text:p>6000</text:p>
              </table:table-cell>
              <table:table-cell office:value-type="float" office:value="4512">
                <text:p>451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000">
                <text:p>8000</text:p>
              </table:table-cell>
              <table:table-cell office:value-type="float" office:value="6016">
                <text:p>601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0000">
                <text:p>10000</text:p>
              </table:table-cell>
              <table:table-cell office:value-type="float" office:value="7552">
                <text:p>755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2000">
                <text:p>12000</text:p>
              </table:table-cell>
              <table:table-cell office:value-type="float" office:value="9088">
                <text:p>908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4000">
                <text:p>14000</text:p>
              </table:table-cell>
              <table:table-cell office:value-type="float" office:value="10368">
                <text:p>1036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6000">
                <text:p>16000</text:p>
              </table:table-cell>
              <table:table-cell office:value-type="float" office:value="11776">
                <text:p>1177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8000">
                <text:p>18000</text:p>
              </table:table-cell>
              <table:table-cell office:value-type="float" office:value="13248">
                <text:p>1324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0000">
                <text:p>20000</text:p>
              </table:table-cell>
              <table:table-cell office:value-type="float" office:value="14880">
                <text:p>1488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22000">
                <text:p>22000</text:p>
              </table:table-cell>
              <table:table-cell office:value-type="float" office:value="16544">
                <text:p>1654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4000">
                <text:p>24000</text:p>
              </table:table-cell>
              <table:table-cell office:value-type="float" office:value="18272">
                <text:p>18272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26000">
                <text:p>26000</text:p>
              </table:table-cell>
              <table:table-cell office:value-type="float" office:value="20224">
                <text:p>2022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8000">
                <text:p>28000</text:p>
              </table:table-cell>
              <table:table-cell office:value-type="float" office:value="21952">
                <text:p>2195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0000">
                <text:p>30000</text:p>
              </table:table-cell>
              <table:table-cell office:value-type="float" office:value="23744">
                <text:p>2374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32000">
                <text:p>32000</text:p>
              </table:table-cell>
              <table:table-cell office:value-type="float" office:value="24864">
                <text:p>2486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34000">
                <text:p>34000</text:p>
              </table:table-cell>
              <table:table-cell office:value-type="float" office:value="25936">
                <text:p>2593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6000">
                <text:p>36000</text:p>
              </table:table-cell>
              <table:table-cell office:value-type="float" office:value="26888">
                <text:p>26888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38000">
                <text:p>38000</text:p>
              </table:table-cell>
              <table:table-cell office:value-type="float" office:value="28160">
                <text:p>2816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0000">
                <text:p>40000</text:p>
              </table:table-cell>
              <table:table-cell office:value-type="float" office:value="29248">
                <text:p>292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Linux_X86_64 LibreOffice_project/43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